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1dc794"/>
    </style:style>
    <style:style style:name="P2" style:family="paragraph" style:parent-style-name="Text_20_body">
      <style:text-properties style:font-name="Liberation Serif" fo:font-size="18pt" style:text-underline-style="none" fo:font-weight="bold" officeooo:rsid="0027a59f" officeooo:paragraph-rsid="002a0e46" style:font-name-asian="Noto Sans CJK SC" style:font-size-asian="18pt" style:font-weight-asian="bold" style:font-name-complex="Lohit Devanagari" style:font-size-complex="18pt" style:font-weight-complex="bold"/>
    </style:style>
    <style:style style:name="P3" style:family="paragraph" style:parent-style-name="Text_20_body">
      <style:text-properties style:font-name="Liberation Serif" fo:font-size="12pt" style:text-underline-style="none" fo:font-weight="normal" officeooo:rsid="002861ea" officeooo:paragraph-rsid="002861ea" style:font-name-asian="Noto Sans CJK SC" style:font-size-asian="12pt" style:font-weight-asian="normal" style:font-name-complex="Lohit Devanagari" style:font-size-complex="12pt" style:font-weight-complex="normal"/>
    </style:style>
    <style:style style:name="P4" style:family="paragraph" style:parent-style-name="Text_20_body">
      <style:text-properties style:font-name="Liberation Serif" fo:font-size="12pt" style:text-underline-style="none" fo:font-weight="normal" officeooo:rsid="002917f7" officeooo:paragraph-rsid="002917f7" style:font-name-asian="Noto Sans CJK SC" style:font-size-asian="12pt" style:font-weight-asian="normal" style:font-name-complex="Lohit Devanagari" style:font-size-complex="12pt" style:font-weight-complex="normal"/>
    </style:style>
    <style:style style:name="P5" style:family="paragraph" style:parent-style-name="Text_20_body">
      <style:text-properties style:font-name="Liberation Serif" fo:font-size="12pt" style:text-underline-style="none" fo:font-weight="normal" officeooo:rsid="002bed0d" officeooo:paragraph-rsid="002bed0d" style:font-name-asian="Noto Sans CJK SC" style:font-size-asian="12pt" style:font-weight-asian="normal" style:font-name-complex="Lohit Devanagari" style:font-size-complex="12pt" style:font-weight-complex="normal"/>
    </style:style>
    <style:style style:name="P6" style:family="paragraph" style:parent-style-name="Text_20_body">
      <style:text-properties style:font-name="Liberation Serif" fo:font-size="12pt" style:text-underline-style="none" fo:font-weight="normal" officeooo:rsid="002bed0d" officeooo:paragraph-rsid="002917f7" style:font-name-asian="Noto Sans CJK SC" style:font-size-asian="12pt" style:font-weight-asian="normal" style:font-name-complex="Lohit Devanagari" style:font-size-complex="12pt" style:font-weight-complex="normal"/>
    </style:style>
    <style:style style:name="P7" style:family="paragraph" style:parent-style-name="Text_20_body">
      <style:text-properties style:font-name="Liberation Serif" fo:font-size="12pt" style:text-underline-style="none" fo:font-weight="normal" officeooo:rsid="002fc71e" officeooo:paragraph-rsid="002fc71e" style:font-name-asian="Noto Sans CJK SC" style:font-size-asian="12pt" style:font-weight-asian="normal" style:font-name-complex="Lohit Devanagari" style:font-size-complex="12pt" style:font-weight-complex="normal"/>
    </style:style>
    <style:style style:name="P8" style:family="paragraph" style:parent-style-name="Text_20_body">
      <style:text-properties style:font-name="Liberation Serif" fo:font-size="12pt" style:text-underline-style="none" fo:font-weight="normal" officeooo:rsid="0031a274" officeooo:paragraph-rsid="0031a274" style:font-name-asian="Noto Sans CJK SC" style:font-size-asian="12pt" style:font-weight-asian="normal" style:font-name-complex="Lohit Devanagari" style:font-size-complex="12pt" style:font-weight-complex="normal"/>
    </style:style>
    <style:style style:name="P9" style:family="paragraph" style:parent-style-name="Text_20_body">
      <style:text-properties style:font-name="Liberation Serif" fo:font-size="12pt" style:text-underline-style="none" fo:font-weight="normal" officeooo:rsid="003248f1" officeooo:paragraph-rsid="003248f1" style:font-name-asian="Noto Sans CJK SC" style:font-size-asian="12pt" style:font-weight-asian="normal" style:font-name-complex="Lohit Devanagari" style:font-size-complex="12pt" style:font-weight-complex="normal"/>
    </style:style>
    <style:style style:name="P10" style:family="paragraph" style:parent-style-name="Text_20_body">
      <style:text-properties style:font-name="Liberation Serif" fo:font-size="12pt" style:text-underline-style="none" fo:font-weight="normal" officeooo:rsid="003281ca" officeooo:paragraph-rsid="003281ca" style:font-name-asian="Noto Sans CJK SC" style:font-size-asian="12pt" style:font-weight-asian="normal" style:font-name-complex="Lohit Devanagari" style:font-size-complex="12pt" style:font-weight-complex="normal"/>
    </style:style>
    <style:style style:name="P11" style:family="paragraph" style:parent-style-name="Text_20_body">
      <style:text-properties style:font-name="Liberation Serif" fo:font-size="12pt" style:text-underline-style="none" fo:font-weight="normal" officeooo:rsid="0037ac57" officeooo:paragraph-rsid="0037ac57" style:font-name-asian="Noto Sans CJK SC" style:font-size-asian="12pt" style:font-weight-asian="normal" style:font-name-complex="Lohit Devanagari" style:font-size-complex="12pt" style:font-weight-complex="normal"/>
    </style:style>
    <style:style style:name="P12" style:family="paragraph" style:parent-style-name="Text_20_body">
      <style:text-properties style:font-name="Liberation Serif" fo:font-size="12pt" style:text-underline-style="none" fo:font-weight="normal" officeooo:rsid="00382a5d" officeooo:paragraph-rsid="00382a5d" style:font-name-asian="Noto Sans CJK SC" style:font-size-asian="12pt" style:font-weight-asian="normal" style:font-name-complex="Lohit Devanagari" style:font-size-complex="12pt" style:font-weight-complex="normal"/>
    </style:style>
    <style:style style:name="P13" style:family="paragraph" style:parent-style-name="Text_20_body">
      <style:text-properties style:font-name="Liberation Serif" fo:font-size="12pt" style:text-underline-style="none" fo:font-weight="normal" officeooo:rsid="0027b37a" officeooo:paragraph-rsid="0027b37a" style:font-name-asian="Noto Sans CJK SC" style:font-size-asian="12pt" style:font-weight-asian="normal" style:font-name-complex="Lohit Devanagari" style:font-size-complex="12pt" style:font-weight-complex="normal"/>
    </style:style>
    <style:style style:name="P14" style:family="paragraph" style:parent-style-name="Text_20_body">
      <style:text-properties style:font-name="Liberation Serif" fo:font-size="12pt" style:text-underline-style="none" fo:font-weight="normal" officeooo:rsid="00369dc0" officeooo:paragraph-rsid="00369dc0" fo:background-color="transparent" style:font-name-asian="Noto Sans CJK SC" style:font-size-asian="12pt" style:font-weight-asian="normal" style:font-name-complex="Lohit Devanagari" style:font-size-complex="12pt" style:font-weight-complex="normal"/>
    </style:style>
    <style:style style:name="P15" style:family="paragraph" style:parent-style-name="Text_20_body">
      <style:text-properties style:font-name="Liberation Serif" fo:font-size="16pt" style:text-underline-style="none" fo:font-weight="bold" officeooo:rsid="0027a59f" officeooo:paragraph-rsid="002917f7" style:font-name-asian="Noto Sans CJK SC" style:font-size-asian="16pt" style:font-weight-asian="bold" style:font-name-complex="Lohit Devanagari" style:font-size-complex="16pt" style:font-weight-complex="bold"/>
    </style:style>
    <style:style style:name="P16" style:family="paragraph" style:parent-style-name="Text_20_body">
      <style:text-properties style:font-name="Liberation Serif" fo:font-size="16pt" style:text-underline-style="none" fo:font-weight="bold" officeooo:rsid="0027a59f" officeooo:paragraph-rsid="002861ea" style:font-name-asian="Noto Sans CJK SC" style:font-size-asian="16pt" style:font-weight-asian="bold" style:font-name-complex="Lohit Devanagari" style:font-size-complex="16pt" style:font-weight-complex="bold"/>
    </style:style>
    <style:style style:name="P17" style:family="paragraph" style:parent-style-name="Text_20_body">
      <style:text-properties style:font-name="Liberation Serif" fo:font-size="16pt" style:text-underline-style="none" fo:font-weight="bold" officeooo:rsid="0027a59f" officeooo:paragraph-rsid="0027b37a" style:font-name-asian="Noto Sans CJK SC" style:font-size-asian="16pt" style:font-weight-asian="bold" style:font-name-complex="Lohit Devanagari" style:font-size-complex="16pt" style:font-weight-complex="bold"/>
    </style:style>
    <style:style style:name="P18" style:family="paragraph" style:parent-style-name="Text_20_body">
      <style:text-properties style:font-name="Liberation Serif" fo:font-size="16pt" style:text-underline-style="none" fo:font-weight="bold" officeooo:rsid="0027a59f" officeooo:paragraph-rsid="002f115c" style:font-name-asian="Noto Sans CJK SC" style:font-size-asian="16pt" style:font-weight-asian="bold" style:font-name-complex="Lohit Devanagari" style:font-size-complex="16pt" style:font-weight-complex="bold"/>
    </style:style>
    <style:style style:name="P19" style:family="paragraph" style:parent-style-name="Text_20_body">
      <style:text-properties style:font-name="Liberation Serif" fo:font-size="16pt" style:text-underline-style="none" fo:font-weight="bold" officeooo:rsid="0027a59f" officeooo:paragraph-rsid="0031a274" style:font-name-asian="Noto Sans CJK SC" style:font-size-asian="16pt" style:font-weight-asian="bold" style:font-name-complex="Lohit Devanagari" style:font-size-complex="16pt" style:font-weight-complex="bold"/>
    </style:style>
    <style:style style:name="P20" style:family="paragraph" style:parent-style-name="Text_20_body">
      <style:text-properties style:font-name="Liberation Serif" fo:font-size="16pt" style:text-underline-style="none" fo:font-weight="bold" officeooo:rsid="0027a59f" officeooo:paragraph-rsid="003248f1" style:font-name-asian="Noto Sans CJK SC" style:font-size-asian="16pt" style:font-weight-asian="bold" style:font-name-complex="Lohit Devanagari" style:font-size-complex="16pt" style:font-weight-complex="bold"/>
    </style:style>
    <style:style style:name="P21" style:family="paragraph" style:parent-style-name="Heading_20_1">
      <style:text-properties fo:font-size="18pt" style:font-size-asian="18pt" style:font-size-complex="18pt"/>
    </style:style>
    <style:style style:name="P22" style:family="paragraph" style:parent-style-name="Heading_20_1">
      <style:text-properties fo:font-size="18pt" officeooo:paragraph-rsid="001f24fb" style:font-size-asian="18pt" style:font-size-complex="18pt"/>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9">
      <style:text-properties officeooo:paragraph-rsid="002155af"/>
    </style:style>
    <style:style style:name="P33" style:family="paragraph" style:parent-style-name="Text_20_body" style:list-style-name="L9">
      <style:text-properties officeooo:paragraph-rsid="00230f00"/>
    </style:style>
    <style:style style:name="P34" style:family="paragraph" style:parent-style-name="Text_20_body" style:list-style-name="L9">
      <style:text-properties fo:background-color="#800080"/>
    </style:style>
    <style:style style:name="P35" style:family="paragraph" style:parent-style-name="Text_20_body" style:list-style-name="L9">
      <style:text-properties officeooo:paragraph-rsid="00211dc5" fo:background-color="#800080"/>
    </style:style>
    <style:style style:name="P36" style:family="paragraph" style:parent-style-name="Text_20_body" style:list-style-name="L9">
      <style:text-properties officeooo:rsid="002155af"/>
    </style:style>
    <style:style style:name="P37" style:family="paragraph" style:parent-style-name="Text_20_body" style:list-style-name="L9">
      <style:text-properties officeooo:rsid="002155af" officeooo:paragraph-rsid="002155af"/>
    </style:style>
    <style:style style:name="P38" style:family="paragraph" style:parent-style-name="Text_20_body" style:list-style-name="L9">
      <style:text-properties officeooo:rsid="002155af" officeooo:paragraph-rsid="00230f00"/>
    </style:style>
    <style:style style:name="P39" style:family="paragraph" style:parent-style-name="Text_20_body" style:list-style-name="L9">
      <style:text-properties officeooo:rsid="0025f709" officeooo:paragraph-rsid="0025f709"/>
    </style:style>
    <style:style style:name="P40" style:family="paragraph" style:parent-style-name="Text_20_body" style:list-style-name="L9">
      <style:text-properties style:font-name="Liberation Serif" fo:font-size="18pt" fo:font-weight="bold" officeooo:paragraph-rsid="002155af" style:font-name-asian="Noto Sans CJK SC" style:font-size-asian="18pt" style:font-weight-asian="bold" style:font-name-complex="Lohit Devanagari" style:font-size-complex="18pt" style:font-weight-complex="bold"/>
    </style:style>
    <style:style style:name="P41" style:family="paragraph" style:parent-style-name="Text_20_body" style:list-style-name="L9">
      <style:text-properties style:font-name="Liberation Serif" fo:font-size="12pt" style:text-underline-style="none" fo:font-weight="normal" officeooo:rsid="0027b37a" officeooo:paragraph-rsid="0027b37a" style:font-name-asian="Noto Sans CJK SC" style:font-size-asian="12pt" style:font-weight-asian="normal" style:font-name-complex="Lohit Devanagari" style:font-size-complex="12pt" style:font-weight-complex="normal"/>
    </style:style>
    <style:style style:name="P42" style:family="paragraph" style:parent-style-name="Text_20_body" style:list-style-name="L9">
      <style:text-properties fo:color="#c9211e" loext:opacity="100%" officeooo:paragraph-rsid="00230f00"/>
    </style:style>
    <style:style style:name="P43" style:family="paragraph" style:parent-style-name="Text_20_body" style:list-style-name="L9">
      <style:text-properties officeooo:rsid="0024af3f" officeooo:paragraph-rsid="0025f709"/>
    </style:style>
    <style:style style:name="P44" style:family="paragraph" style:parent-style-name="Text_20_body" style:list-style-name="L9">
      <style:text-properties fo:font-size="12pt" fo:font-weight="normal" officeooo:rsid="0024af3f" officeooo:paragraph-rsid="0027a59f" style:font-size-asian="12pt" style:font-weight-asian="normal" style:font-size-complex="12pt" style:font-weight-complex="normal"/>
    </style:style>
    <style:style style:name="P45" style:family="paragraph" style:parent-style-name="Text_20_body" style:list-style-name="L9">
      <style:text-properties fo:font-size="16pt" officeooo:rsid="0024af3f" officeooo:paragraph-rsid="0027a59f" style:font-size-asian="16pt" style:font-size-complex="16pt"/>
    </style:style>
    <style:style style:name="P46" style:family="paragraph" style:parent-style-name="Text_20_body" style:list-style-name="L1">
      <style:paragraph-properties fo:margin-top="0cm" fo:margin-bottom="0cm" style:contextual-spacing="false"/>
    </style:style>
    <style:style style:name="P47" style:family="paragraph" style:parent-style-name="Text_20_body" style:list-style-name="L2">
      <style:paragraph-properties fo:margin-top="0cm" fo:margin-bottom="0cm" style:contextual-spacing="false"/>
    </style:style>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list-style-name="L5">
      <style:paragraph-properties fo:margin-top="0cm" fo:margin-bottom="0cm" style:contextual-spacing="false"/>
    </style:style>
    <style:style style:name="T1" style:family="text">
      <style:text-properties officeooo:rsid="00211dc5"/>
    </style:style>
    <style:style style:name="T2" style:family="text">
      <style:text-properties style:font-name="Liberation Serif" fo:font-size="18pt" style:text-underline-style="none" fo:font-weight="bold" style:font-name-asian="Noto Sans CJK SC" style:font-size-asian="18pt" style:font-weight-asian="bold" style:font-name-complex="Lohit Devanagari" style:font-size-complex="18pt" style:font-weight-complex="bold"/>
    </style:style>
    <style:style style:name="T3" style:family="text">
      <style:text-properties style:font-name="Liberation Serif" fo:font-size="18pt" style:text-underline-style="none" fo:font-weight="bold" officeooo:rsid="002155af" style:font-name-asian="Noto Sans CJK SC" style:font-size-asian="18pt" style:font-weight-asian="bold" style:font-name-complex="Lohit Devanagari" style:font-size-complex="18pt" style:font-weight-complex="bold"/>
    </style:style>
    <style:style style:name="T4" style:family="text">
      <style:text-properties style:font-name="Liberation Serif" fo:font-size="18pt" style:text-underline-style="none" fo:font-weight="bold" officeooo:rsid="0025f709" style:font-name-asian="Noto Sans CJK SC" style:font-size-asian="18pt" style:font-weight-asian="bold" style:font-name-complex="Lohit Devanagari" style:font-size-complex="18pt" style:font-weight-complex="bold"/>
    </style:style>
    <style:style style:name="T5" style:family="text">
      <style:text-properties style:font-name="Liberation Serif" fo:font-size="18pt" style:text-underline-style="none" fo:font-weight="bold" officeooo:rsid="0027a59f" style:font-name-asian="Noto Sans CJK SC" style:font-size-asian="18pt" style:font-weight-asian="bold" style:font-name-complex="Lohit Devanagari" style:font-size-complex="18pt" style:font-weight-complex="bold"/>
    </style:style>
    <style:style style:name="T6" style:family="text">
      <style:text-properties style:font-name="Liberation Serif" style:text-underline-style="none" style:font-name-asian="Noto Sans CJK SC" style:font-name-complex="Lohit Devanagari"/>
    </style:style>
    <style:style style:name="T7" style:family="text">
      <style:text-properties style:font-name="Liberation Serif" style:text-underline-style="none" officeooo:rsid="0027a59f" style:font-name-asian="Noto Sans CJK SC" style:font-name-complex="Lohit Devanagari"/>
    </style:style>
    <style:style style:name="T8" style:family="text">
      <style:text-properties style:font-name="Liberation Serif" style:text-underline-style="none" fo:font-weight="bold" style:font-name-asian="Noto Sans CJK SC" style:font-weight-asian="bold" style:font-name-complex="Lohit Devanagari" style:font-weight-complex="bold"/>
    </style:style>
    <style:style style:name="T9" style:family="text">
      <style:text-properties style:font-name="Liberation Serif" style:text-underline-style="none" fo:font-weight="bold" officeooo:rsid="0027a59f" style:font-name-asian="Noto Sans CJK SC" style:font-weight-asian="bold" style:font-name-complex="Lohit Devanagari" style:font-weight-complex="bold"/>
    </style:style>
    <style:style style:name="T10" style:family="text">
      <style:text-properties style:font-name="Liberation Serif" style:text-underline-style="none" fo:font-weight="bold" officeooo:rsid="002155af" style:font-name-asian="Noto Sans CJK SC" style:font-weight-asian="bold" style:font-name-complex="Lohit Devanagari" style:font-weight-complex="bold"/>
    </style:style>
    <style:style style:name="T11" style:family="text">
      <style:text-properties officeooo:rsid="002155af"/>
    </style:style>
    <style:style style:name="T12" style:family="text">
      <style:text-properties officeooo:rsid="00219c84"/>
    </style:style>
    <style:style style:name="T13" style:family="text">
      <style:text-properties officeooo:rsid="0021a8f9"/>
    </style:style>
    <style:style style:name="T14" style:family="text">
      <style:text-properties officeooo:rsid="00230f00"/>
    </style:style>
    <style:style style:name="T15" style:family="text">
      <style:text-properties officeooo:rsid="0025f709"/>
    </style:style>
    <style:style style:name="T16" style:family="text">
      <style:text-properties fo:background-color="#ffff00" loext:char-shading-value="0"/>
    </style:style>
    <style:style style:name="T17" style:family="text">
      <style:text-properties officeooo:rsid="0027b37a"/>
    </style:style>
    <style:style style:name="T18" style:family="text">
      <style:text-properties fo:font-size="16pt" style:font-size-asian="16pt" style:font-size-complex="16pt"/>
    </style:style>
    <style:style style:name="T19" style:family="text">
      <style:text-properties fo:font-size="16pt" officeooo:rsid="002a0e46" style:font-size-asian="16pt" style:font-size-complex="16pt"/>
    </style:style>
    <style:style style:name="T20" style:family="text">
      <style:text-properties fo:font-size="16pt" fo:font-weight="bold" officeooo:rsid="0027a59f" style:font-size-asian="16pt" style:font-weight-asian="bold" style:font-size-complex="16pt" style:font-weight-complex="bold"/>
    </style:style>
    <style:style style:name="T21" style:family="text">
      <style:text-properties officeooo:rsid="002d1923"/>
    </style:style>
    <style:style style:name="T22" style:family="text">
      <style:text-properties fo:background-color="transparent" loext:char-shading-value="0"/>
    </style:style>
    <style:style style:name="T23" style:family="text">
      <style:text-properties fo:color="#c9211e" loext:opacity="100%" fo:font-size="16pt" fo:font-weight="bold" officeooo:rsid="0027a59f" style:font-size-asian="16pt" style:font-weight-asian="bold" style:font-size-complex="16pt" style:font-weight-complex="bold"/>
    </style:style>
    <style:style style:name="T24" style:family="text">
      <style:text-properties fo:background-color="#800080" loext:char-shading-value="0"/>
    </style:style>
    <style:style style:name="T25" style:family="text">
      <style:text-properties officeooo:rsid="0021a8f9" fo:background-color="#800080" loext:char-shading-value="0"/>
    </style:style>
    <style:style style:name="T26" style:family="text">
      <style:text-properties officeooo:rsid="003a89e5"/>
    </style:style>
    <style:style style:name="T27" style:family="text">
      <style:text-properties style:text-underline-style="solid" style:text-underline-width="auto" style:text-underline-color="font-color"/>
    </style:style>
    <style:style style:name="T28"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2" text:outline-level="1">----2---- Dirección de algunas variables</text:h>
      <text:p text:style-name="Text_20_body">Datos inicializados</text:p>
      <text:list xml:id="list2559881328" text:style-name="L1">
        <text:list-item>
          <text:p text:style-name="P46">a=0x40401c </text:p>
        </text:list-item>
        <text:list-item>
          <text:p text:style-name="P23">c=0x404020 </text:p>
        </text:list-item>
      </text:list>
      <text:p text:style-name="Text_20_body">Datos no inicializados</text:p>
      <text:list xml:id="list24325204" text:style-name="L2">
        <text:list-item>
          <text:p text:style-name="P47">b=0x404028 </text:p>
        </text:list-item>
        <text:list-item>
          <text:p text:style-name="P47">d=0x40402c </text:p>
        </text:list-item>
        <text:list-item>
          <text:p text:style-name="P24">D=0x404030 </text:p>
        </text:list-item>
      </text:list>
      <text:p text:style-name="Text_20_body">pila</text:p>
      <text:list xml:id="list3426308582" text:style-name="L3">
        <text:list-item>
          <text:p text:style-name="P48">x = 0x7fffffffdedc </text:p>
        </text:list-item>
        <text:list-item>
          <text:p text:style-name="P48">argv[0] = 0x7fffffffdfe8 </text:p>
        </text:list-item>
        <text:list-item>
          <text:p text:style-name="P48">argv[0] = 0x7fffffffdfe8 </text:p>
        </text:list-item>
        <text:list-item>
          <text:p text:style-name="P48">argv[0] = 0x7fffffffdfe8 </text:p>
        </text:list-item>
        <text:list-item>
          <text:p text:style-name="P25">argv[0] = 0x7fffffffdfe8 </text:p>
        </text:list-item>
      </text:list>
      <text:h text:style-name="P21" text:outline-level="1"><text:bookmark text:name="1-están-las-variables-locales-en-la-misma-zona-de-memoria-que-las-variables-globales"/>1. ¿Están las variables locales en la misma zona de memoria que las variables globales?</text:h>
      <text:list xml:id="list837735810" text:style-name="L4">
        <text:list-item>
          <text:p text:style-name="P26">No, las variables locales y globales no se encuentran en la misma zona de memoria </text:p>
        </text:list-item>
      </text:list>
      <text:h text:style-name="Heading_20_2" text:outline-level="2"><text:bookmark text:name="2-y-los-parámetros-argc-y-argv-están-cerca-de-las-variables-globales-yo-cerca-de-las-locales"/>2. ¿Y los parámetros argc y argv? ¿Están cerca de las variables globales y/o cerca de las locales?</text:h>
      <text:list xml:id="list81260685" text:style-name="L5">
        <text:list-item>
          <text:p text:style-name="P49">Argc y argv si que se encuentran en la misma zona de memoria </text:p>
        </text:list-item>
        <text:list-item>
          <text:p text:style-name="P27">No, las variables globales y locales no se encuentran cerca </text:p>
        </text:list-item>
      </text:list>
      <text:h text:style-name="Heading_20_2" text:outline-level="2"><text:bookmark text:name="3-qué-valor-tienen-las-variables-globales-a-las-que-el-programa-no-asignó-un-valor-inicial"/>3. ¿Qué valor tienen las variables globales a las que el programa no asignó un valor inicial?</text:h>
      <text:list xml:id="list3326538395" text:style-name="L6">
        <text:list-item>
          <text:p text:style-name="P28">Tendrán como valor inicial 0 </text:p>
        </text:list-item>
      </text:list>
      <text:h text:style-name="Heading_20_2" text:outline-level="2"><text:bookmark text:name="4-y-las-locales"/>4. ¿Y las <text:span text:style-name="T26">variables </text:span>locales entre sí? </text:h>
      <text:list xml:id="list2602158861" text:style-name="L7">
        <text:list-item>
          <text:p text:style-name="P29">Da como salida "&lt;optimized out&gt;", lo que significa que tienen la basura. </text:p>
        </text:list-item>
      </text:list>
      <text:h text:style-name="Heading_20_2" text:outline-level="2"><text:bookmark text:name="5-en-qué-orden-están-las-variables-globales-entre-sí-están-en-el-mismo-orden-que-en-el-código-fuentetiene-algo-que-ver-el-orden-con-el-hecho-de-que-unas-estén-inicializadas-y-otras-no"/><text:soft-page-break/>5. ¿En qué orden están las variables globales entre sí? ¿Están en el mismo orden que en el código fuente?¿Tiene algo que ver el orden con el hecho de que unas estén inicializadas y otras no?</text:h>
      <text:list xml:id="list1402736339" text:style-name="L8">
        <text:list-item>
          <text:p text:style-name="P30">No están en el mismo orden que el código fuente, estarán agrupadas si están inicializadas o no </text:p>
        </text:list-item>
      </text:list>
      <text:h text:style-name="Heading_20_1" text:outline-level="1"><text:bookmark text:name="-3-dirección-de-otros-elementos"/>----3---- Dirección de otros elementos</text:h>
      <text:list xml:id="list3897450017" text:style-name="L9">
        <text:list-item>
          <text:p text:style-name="P34">//<text:span text:style-name="T12">Funciones de librerías estáticas</text:span></text:p>
        </text:list-item>
        <text:list-item>
          <text:p text:style-name="P36">Printf() = 0x401050</text:p>
        </text:list-item>
        <text:list-item>
          <text:p text:style-name="P31"><text:span text:style-name="T24">//</text:span><text:span text:style-name="T25">Funciones y métodos</text:span><text:span text:style-name="T13"> (Según el orden en el que estén)</text:span></text:p>
        </text:list-item>
        <text:list-item>
          <text:p text:style-name="P31">triple() = 0x4011<text:span text:style-name="T12">5</text:span>6</text:p>
        </text:list-item>
        <text:list-item>
          <text:p text:style-name="P31">main = 0x40118c</text:p>
        </text:list-item>
        <text:list-item>
          <text:p text:style-name="P31">hola() = 0x4011<text:span text:style-name="T12">e8</text:span></text:p>
        </text:list-item>
        <text:list-item>
          <text:p text:style-name="P31">tres() = 0x4011<text:span text:style-name="T12">f9</text:span></text:p>
        </text:list-item>
        <text:list-item>
          <text:p text:style-name="P31">factorial() = 0x40<text:span text:style-name="T12">1204</text:span></text:p>
        </text:list-item>
        <text:list-item>
          <text:p text:style-name="P31">cadenas() = 0x4012<text:span text:style-name="T12">35</text:span></text:p>
        </text:list-item>
        <text:list-item>
          <text:p text:style-name="P39">mem_dinamica() <text:span text:style-name="T16">//mem_dinamica.c</text:span></text:p>
        </text:list-item>
        <text:list-item>
          <text:p text:style-name="P35">//<text:span text:style-name="T1">Datos inicializados</text:span></text:p>
        </text:list-item>
        <text:list-item>
          <text:p text:style-name="P31">"a=34" = 0x4040<text:span text:style-name="T15">3c</text:span></text:p>
        </text:list-item>
        <text:list-item>
          <text:p text:style-name="P31">"c=-5" =  0x4040<text:span text:style-name="T15">40</text:span></text:p>
        </text:list-item>
        <text:list-item>
          <text:p text:style-name="P34">//<text:span text:style-name="T1">Datos no inicializados</text:span></text:p>
        </text:list-item>
        <text:list-item>
          <text:p text:style-name="P31">b = 0x40404<text:span text:style-name="T15">8</text:span></text:p>
        </text:list-item>
        <text:list-item>
          <text:p text:style-name="P31">d = 0x40404<text:span text:style-name="T15">c</text:span></text:p>
        </text:list-item>
        <text:list-item>
          <text:p text:style-name="P32">D = 0x404<text:span text:style-name="T15">050</text:span></text:p>
        </text:list-item>
        <text:list-item>
          <text:p text:style-name="P39">k = 0x404054 <text:span text:style-name="T16">//mem_dinamica.c</text:span></text:p>
          <text:p text:style-name="P40"><text:span text:style-name="T11">6</text:span>. <text:span text:style-name="T11">¿</text:span>En qué direcciones de memoria se encuentran las funciones? <text:span text:style-name="T11">¿</text:span>Hay algún otro elemento del programa en esa zona de la memoria?</text:p>
          <text:p text:style-name="P37">Las direcciones de memoria de las funciones se encuentran en las posiciones más bajas.</text:p>
          <text:p text:style-name="P33"><text:soft-page-break/><text:span text:style-name="T14">Si las funciones </text:span><text:span text:style-name="T21">están</text:span><text:span text:style-name="T14"> en bibliotecas, serán las más bajas de todas y a continuación se encontrarán las que estén en el fichero .c del main junto a este. Siempre respetando el orden en el que aparecen.</text:span></text:p>
        </text:list-item>
        <text:list-item>
          <text:p text:style-name="P33">//<text:span text:style-name="T12">Funciones de librerías estáticas</text:span></text:p>
        </text:list-item>
        <text:list-item>
          <text:p text:style-name="P38">Printf() = 0x401050</text:p>
        </text:list-item>
        <text:list-item>
          <text:p text:style-name="P33">//<text:span text:style-name="T13">Funciones y métodos (Según el orden en el que estén)</text:span></text:p>
        </text:list-item>
        <text:list-item>
          <text:p text:style-name="P33">triple() = 0x4011<text:span text:style-name="T12">5</text:span>6</text:p>
        </text:list-item>
        <text:list-item>
          <text:p text:style-name="P42">main = 0x40118c</text:p>
        </text:list-item>
        <text:list-item>
          <text:p text:style-name="P33">hola() = 0x4011<text:span text:style-name="T12">e8</text:span></text:p>
        </text:list-item>
        <text:list-item>
          <text:p text:style-name="P33">tres() = 0x4011<text:span text:style-name="T12">f9</text:span></text:p>
        </text:list-item>
        <text:list-item>
          <text:p text:style-name="P33">factorial() = 0x40<text:span text:style-name="T12">1204</text:span></text:p>
        </text:list-item>
        <text:list-item>
          <text:p text:style-name="P33">cadenas() = 0x4012<text:span text:style-name="T12">35</text:span> </text:p>
          <text:p text:style-name="P43">Como acabamos de decir, dentro de esta zona de memoria también se encontrará el main del programa.</text:p>
          <text:p text:style-name="P43"><text:span text:style-name="T4">7</text:span><text:span text:style-name="T2">. </text:span><text:span text:style-name="T3">¿</text:span><text:span text:style-name="T2">En qué direcciones </text:span><text:span text:style-name="T4">está k</text:span><text:span text:style-name="T2">? </text:span><text:span text:style-name="T3">¿</text:span><text:span text:style-name="T5">Está junto a las variables globales de experimento_mem.c o está separada</text:span><text:span text:style-name="T2">?</text:span></text:p>
          <text:p text:style-name="P44"><text:span text:style-name="T6">K se encuentra junto a los datos globales no inicializados.</text:span><text:span text:style-name="T7"> Se encuentra junto a las variables de experimento_mem.c</text:span></text:p>
          <text:p text:style-name="P45"><text:span text:style-name="T9">8</text:span><text:span text:style-name="T8">. </text:span><text:span text:style-name="T9">Observe la dirección de los parámetros pasados a las funciones </text:span><text:span text:style-name="T10">¿</text:span><text:span text:style-name="T9">Guardan alguna relación con las direcciones de otros elementos del programa</text:span><text:span text:style-name="T8">?</text:span></text:p>
          <text:p text:style-name="P41">Si en los parámetros se ha pasado el puntero a una variable si que guardará relación ya que señalaría a la dirección de memoria.</text:p>
        </text:list-item>
      </text:list>
      <text:p text:style-name="P13"><text:tab/>En cambio, si se pasan tal cual, se creará un espacio dentro de la memoria virtual para almacenar el elemento pasado.</text:p>
      <text:p text:style-name="P17">9. Observe las direcciones de las variables locales de las diferentes funciones. Hay algún caso en que dos variables de diferentes funciones ocupan la misma posición en la memoria. <text:span text:style-name="T17">¿</text:span>Cómo se explica? <text:span text:style-name="T17">¿</text:span>Puede esto ocasionar algún problema?</text:p>
      <text:p text:style-name="P3">Se puede dar el caso ya que al terminar una función, las dirección de memoria virtual utilizadas para variables locales quedan libres y otra función, a la hora de declarar nuevas variables podría utilizar esos espacios de memoria. No llega a ocasionar ningún problema ya que cuando se libera ese espacio de dirección es porque ya no va a ser utilizado.</text:p>
      <text:p text:style-name="P16"><text:soft-page-break/>10. La función factorial es recursiva (en ocasiones se invoca a sí misma). Observe las direcciones y los valores del parámetro n y la variable local f en las sucesivas invocaciones. ¿Son siempre las mismas direcciones? ¿Qué sentido tiene esto?</text:p>
      <text:p text:style-name="P4">No, no son las mismas direcciones ya que con cada llamada a la función se reservan nuevos espacios de memoria virtual para las variables ya que como tal, es otra función distinta y esta tendrá nuevas variables totalmente independientes de las que se encuentra dentro de la función que la ha llamado.</text:p>
      <text:p text:style-name="P4">El sentido de hacer esto es por almacenar el resultado de las diferentes llamadas ya que una puede ser distinta a otra y no deben guardarse en la misma dirección para no borrar el dato.</text:p>
      <text:p text:style-name="P15">11. ¿Cambia la dirección de la propia función factorial en las sucesivas invocaciones anidadas? ¿Puede esto ocasionar algún problema?</text:p>
      <text:p text:style-name="P4">No cambia la dirección de la propia función ya que esta sigue siendo la misma siempre con la única diferencia que recibe o utiliza parámetros distintos.</text:p>
      <text:p text:style-name="P4">No, ya que la función trabajará con variables que están guardadas en direcciones de memoria distintas y esto impide cualquier problema.</text:p>
      <text:p text:style-name="P2">12. <text:span text:style-name="T18">Observe la función cadenas . ¿Se encuentra la cadena literal "hasta luego" en la misma </text:span><text:span text:style-name="T19">región de memoria que los arrays </text:span><text:span text:style-name="T18">a y b ?(Por cierto, reconsidere su </text:span><text:span text:style-name="T19">r</text:span><text:span text:style-name="T18">espuesta a la pregunta 6) ¿Qué sentido tiene esto?</text:span></text:p>
      <text:p text:style-name="P6">No, ya que la cadena literal “Hasta luego” se encuentra en la dirección 0x4056b0 mientras que los array a y b se encuentran en direcciones virtuales. Lo que si se encuentra en la misma región de memoria es el puntero c a la cadena “hasta luego”.</text:p>
      <text:p text:style-name="P5">Reconsiderando la pregunta 6, no había tenido en cuenta la dirección <text:s/>de “hasta luego” que si que se encuentra junto a las direcciones mencionadas en la pregunta 6.</text:p>
      <text:p text:style-name="P18">13. Observe la función mem_dinamica. ¿En qué direcciones se ubican los bloques de memoria dinámica reservados por malloc? ¿Se encuentran cerca de otros elementos del programa o en un región de memoria separada?</text:p>
      <text:p text:style-name="P7">Las direcciones de los bloques se ubican en<text:span text:style-name="T28"> memoria principal</text:span> ya que es ahí donde <text:span text:style-name="T28">malloc</text:span> reserva la memoria. </text:p>
      <text:p text:style-name="P7">Se encuentran cerda de las variables globales no inicializadas, justamente detrás de ellas.</text:p>
      <text:p text:style-name="P19"/>
      <text:p text:style-name="P19"><text:soft-page-break/>14. Observe las direcciones que resultan al evaluar p+1 y q+1 en relación a p y q respectivamente. ¿Cuál es la diferencia, en bytes, en un caso y en el otro?<text:span text:style-name="T22"> ¿Como incide el tipo del puntero en la operación de suma puntero+entero?</text:span></text:p>
      <text:p text:style-name="P8">p = 0x4056b0 <text:tab/> p +1 = 0x4056b4</text:p>
      <text:p text:style-name="P8">q = 0x4056e0 <text:tab/> q +1 = 0x4056e1</text:p>
      <text:p text:style-name="P10">Como se puede observar, entre p y p+1 hay una diferencia de 4 bytes mientras que en q y q+1 solo hay 1 byte de diferencia.</text:p>
      <text:p text:style-name="P14">Incide de la forma en que sumará al puntero los bytes que corresponden al tipo de puntero que es. En el caso de p, al ser un entero está compuesto por 4 bytes y al sumar p+1, debe sumar los 4 bytes correspondientes.</text:p>
      <text:p text:style-name="P20">15. Observe la ambivalencia del tipo char (equivalente a los tipos Char y Byte de pascal). ¿Qué valor tiene *r cuando se muestra con %c? ¿Y cuando se muestra con %d? ¿Cuál es la correspondencia entre números y caracteres?</text:p>
      <text:p text:style-name="P11">Al mostrar *r con %c nos mostrará el carácter almacenado según la tabla ascii correspondiente al numero que tenga.</text:p>
      <text:p text:style-name="P11">Si mostramos *r con %d, nos mostrará el valor númerico correspondiente al carácter que hayamos almacenado en base a la tabla ascii</text:p>
      <text:p text:style-name="P11">ejm *r = ‘J’</text:p>
      <text:p text:style-name="P11"><text:tab/>%d = 74</text:p>
      <text:p text:style-name="P11"><text:tab/>%c = ‘J’</text:p>
      <text:p text:style-name="P11">Su correspondencia se basa en la tabla ascii, en la que para un valor se le corresponde un carácter único.</text:p>
      <text:p text:style-name="P9"><text:span text:style-name="T20">16. ¿Coinciden las direcciones de memoria de las variables de un proceso con las del otro? Si coinciden, o si coincidieran...</text:span><text:span text:style-name="T23">¿Cómo podrían estar en direcciones iguales, al mismo tiempo, y seguir siendo variables diferentes e independientes entre si?</text:span></text:p>
      <text:p text:style-name="P12">Si, son todas exactamente las mismas.</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8T16:50:50.819558150</meta:creation-date>
    <dc:date>2021-10-17T10:54:36.610181441</dc:date>
    <meta:editing-duration>PT2H54M4S</meta:editing-duration>
    <meta:editing-cycles>27</meta:editing-cycles>
    <meta:generator>LibreOffice/7.1.6.2.0$Linux_X86_64 LibreOffice_project/10$Build-2</meta:generator>
    <meta:document-statistic meta:table-count="0" meta:image-count="0" meta:object-count="0" meta:page-count="5" meta:paragraph-count="90" meta:word-count="1290" meta:character-count="7263" meta:non-whitespace-character-count="6088"/>
  </office:meta>
</office:document-meta>
</file>